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e18" officeooo:paragraph-rsid="001d9e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/text:p>
      <text:p text:style-name="P1">Roll No:</text:p>
      <text:p text:style-name="P1">Assignment No:</text:p>
      <text:p text:style-name="P1">Subject: </text:p>
      <text:p text:style-name="P1">Section:</text:p>
      <text:p text:style-name="P1">Submitted To Respected Maam: Noreen Shah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07:20:08.352574315</meta:creation-date>
    <dc:date>2022-03-02T07:21:53.275677888</dc:date>
    <meta:editing-duration>PT1M45S</meta:editing-duration>
    <meta:editing-cycles>1</meta:editing-cycles>
    <meta:document-statistic meta:table-count="0" meta:image-count="0" meta:object-count="0" meta:page-count="1" meta:paragraph-count="6" meta:word-count="13" meta:character-count="84" meta:non-whitespace-character-count="76"/>
    <meta:generator>LibreOffice/6.4.7.2$Linux_X86_64 LibreOffice_project/40$Build-2</meta:generator>
  </office:meta>
</office:document-meta>
</file>